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58" calcext:value-type="float">
            <text:p>58,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32.5" calcext:value-type="float">
            <text:p>32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37" calcext:value-type="float">
            <text:p>37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inserimento cardinalità e finalizzazione diagram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08T21:23:27.697353130</dc:date>
    <meta:editing-duration>PT1H43M21S</meta:editing-duration>
    <meta:editing-cycles>45</meta:editing-cycles>
    <meta:generator>LibreOffice/7.3.7.2$Linux_X86_64 LibreOffice_project/30$Build-2</meta:generator>
    <meta:document-statistic meta:table-count="1" meta:cell-count="181" meta:object-count="0"/>
  </office:meta>
</office:document-meta>
</file>